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ETHILOOP™SILICONE SLING– STERILE –DESCRIPTIONETHILOOP™ is an elastic tubing made from biocompatible silicone and is available in diameters of 1.3 and 2.0 mm as well as in sheathed form with a diameter of 1.1 mm. ETHILOOP™ comes in the following colours: white (Color Index Number 77891), red (CI^Numbers 71137, 71105, 77891), blue (CI^Numbers 77343, 77891, 77502) and yellow (CI Number 77788).INDICATIONSETHILOOP™ is used to secure and label arteries, veins and nerves as well as ureters and the vas deferens.PERFORMANCEThe elasticity of ETHILOOP™ allows it to be tightened in a controlled way without injuring the tissue involved. During tightening, ETHILOOP™ tubing flattens out, the surface area increases, pressure is distributed over a greater area and the risk of slicing into tissue is minimized.CONTRAINDICATIONSNone known.WARNINGS/PRECAUTIONS/INTERACTIONSETHILOOP™ has been developed for use during surgery and is not intended for implantation. Toate acele, cu excepţia celor bicolore care sunt etichetate cu RMN sunt magnetizabile și, prin urmare, nu trebuie utilizate în câmp magnetic activ. <text:line-break/><text:line-break/><text:line-break/><text:line-break/><text:line-break/><text:line-break/><text:line-break/><text:line-break/><text:line-break/><text:line-break/><text:line-break/><text:line-break/><text:line-break/></text:p>
      <text:p text:style-name="P4">Page: 3</text:p>
      <text:p text:style-name="P2">STERILITY<text:line-break/>ETHILOOP™^Silicone^Sling is a sterile product. Do not resterilize. Do not use if the package is damaged or opened. Discard opened, unused products.<text:line-break/>STORAGE <text:line-break/>Recommended storage conditions: below 25°C, away from moisture and direct heat. Do not use after expiry date.<text:line-break/>SYMBOLS USED ON LABELLING</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A nu se reutiliza</text:p>
          </table:table-cell>
        </table:table-row>
        <table:table-row>
          <table:table-cell table:style-name="Table1.A2" office:value-type="string">
            <text:p text:style-name="Table_20_Contents">￼</text:p>
          </table:table-cell>
          <table:table-cell table:style-name="Table1.B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Marcajul CE și numărul de identificare a organului notificat.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Număr de lot</text:p>
          </table:table-cell>
        </table:table-row>
        <table:table-row>
          <table:table-cell table:style-name="Table1.A2" office:value-type="string">
            <text:p text:style-name="Table_20_Contents">￼</text:p>
          </table:table-cell>
          <table:table-cell table:style-name="Table1.B2" office:value-type="string">
            <text:p text:style-name="Table_20_Contents">A se consulta instrucţiunile de utilizar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7:55.452360050</dc:date>
    <dc:creator>alex </dc:creator>
    <meta:editing-duration>PT7M35S</meta:editing-duration>
    <meta:editing-cycles>8</meta:editing-cycles>
    <meta:generator>LibreOffice/4.3.1.2$Linux_X86_64 LibreOffice_project/958349dc3b25111dbca392fbc281a05559ef6848</meta:generator>
    <meta:document-statistic meta:table-count="1" meta:image-count="0" meta:object-count="0" meta:page-count="1" meta:paragraph-count="15" meta:word-count="257" meta:character-count="1671" meta:non-whitespace-character-count="1425"/>
  </office:meta>
</office:document-meta>
</file>